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A8"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5.B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Text_20_body">
      <style:paragraph-properties fo:text-align="end" style:justify-single-word="false"/>
      <style:text-properties fo:font-size="16pt" style:font-size-asian="16pt" style:font-size-complex="16pt"/>
    </style:style>
    <style:style style:name="P8"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9" style:family="paragraph" style:parent-style-name="Table_20_Contents">
      <style:text-properties fo:color="#ffffff" style:font-name="Arial"/>
    </style:style>
    <style:style style:name="P10" style:family="paragraph" style:parent-style-name="Table_20_Contents">
      <style:text-properties style:font-name="Arial"/>
    </style:style>
    <style:style style:name="P11" style:family="paragraph" style:parent-style-name="Figure">
      <style:paragraph-properties fo:text-align="center" style:justify-single-word="false"/>
    </style:style>
    <style:style style:name="P12" style:family="paragraph" style:parent-style-name="Standard" style:list-style-name="L1"/>
    <style:style style:name="P13" style:family="paragraph" style:parent-style-name="Standard" style:list-style-name="L1">
      <style:text-properties fo:font-style="italic" style:font-style-asian="italic" style:font-style-complex="italic"/>
    </style:style>
    <style:style style:name="P14" style:family="paragraph" style:parent-style-name="Standard" style:list-style-name="L1">
      <style:text-properties fo:font-style="normal" style:font-style-asian="normal" style:font-style-complex="normal"/>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2" style:list-style-name="">
      <style:paragraph-properties fo:margin-left="0.4925in" fo:margin-right="0in" fo:text-indent="0in" style:auto-text-indent="false"/>
    </style:style>
    <style:style style:name="P17" style:family="paragraph" style:parent-style-name="Heading_20_1">
      <style:paragraph-properties fo:break-before="page"/>
    </style:style>
    <style:style style:name="P18" style:family="paragraph" style:parent-style-name="Heading_20_1" style:list-style-name="">
      <style:paragraph-properties fo:break-before="pag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agraph-properties text:enable-numbering="false" fo:margin-left="0in" fo:margin-right="0in" fo:margin-top="0in" fo:margin-bottom="0in" fo:line-height="100%" fo:text-align="center" fo:text-indent="0in"/>
    </style:style>
    <style:style style:name="P2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indent="0in"/>
    </style:style>
    <style:style style:name="P2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heads_20_1"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
      <text:p text:style-name="P8"/>
      <text:p text:style-name="P8"/>
      <text:p text:style-name="P8"/>
      <text:p text:style-name="P8"/>
      <text:p text:style-name="P8">The Advanced JTAG Bridge</text:p>
      <text:p text:style-name="P7"/>
      <text:p text:style-name="P7"/>
      <text:p text:style-name="P7"/>
      <text:p text:style-name="P7"/>
      <text:p text:style-name="P7"/>
      <text:p text:style-name="P7">Nathan Yawn</text:p>
      <text:p text:style-name="P7"><text:a xlink:type="simple" xlink:href="mailto:nathan.yawn@epfl.ch">nathan.yawn@opencores.org</text:a></text:p>
      <text:p text:style-name="P7">November 2, 2010</text:p>
      <text:p text:style-name="P7"/>
      <text:p text:style-name="P7"/>
      <text:p text:style-name="P7"/>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Rev</text:p>
          </table:table-cell>
          <table:table-cell table:style-name="Table5.A1" office:value-type="string">
            <text:p text:style-name="P9">Date</text:p>
          </table:table-cell>
          <table:table-cell table:style-name="Table5.A1" office:value-type="string">
            <text:p text:style-name="P9">Author</text:p>
          </table:table-cell>
          <table:table-cell table:style-name="Table5.D1" office:value-type="string">
            <text:p text:style-name="P9">Comments</text:p>
          </table:table-cell>
        </table:table-row>
        <table:table-row>
          <table:table-cell table:style-name="Table5.A2" office:value-type="string">
            <text:p text:style-name="P10">1.0</text:p>
          </table:table-cell>
          <table:table-cell table:style-name="Table5.A2" office:value-type="string">
            <text:p text:style-name="P10">28/7/2008</text:p>
          </table:table-cell>
          <table:table-cell table:style-name="Table5.A2" office:value-type="string">
            <text:p text:style-name="P10">Nathan Yawn</text:p>
          </table:table-cell>
          <table:table-cell table:style-name="Table5.D2" office:value-type="string">
            <text:p text:style-name="P10">Initial version</text:p>
          </table:table-cell>
        </table:table-row>
        <table:table-row>
          <table:table-cell table:style-name="Table5.A2" office:value-type="string">
            <text:p text:style-name="P10">1.1</text:p>
          </table:table-cell>
          <table:table-cell table:style-name="Table5.A2" office:value-type="string">
            <text:p text:style-name="P10">14/6/2009</text:p>
          </table:table-cell>
          <table:table-cell table:style-name="Table5.A2" office:value-type="string">
            <text:p text:style-name="P10">NY</text:p>
          </table:table-cell>
          <table:table-cell table:style-name="Table5.D2" office:value-type="string">
            <text:p text:style-name="P10">Legacy dbg unit support, improved BSDL section, Apx. B</text:p>
          </table:table-cell>
        </table:table-row>
        <table:table-row>
          <table:table-cell table:style-name="Table5.A2" office:value-type="string">
            <text:p text:style-name="P10">1.2</text:p>
          </table:table-cell>
          <table:table-cell table:style-name="Table5.A2" office:value-type="string">
            <text:p text:style-name="P10">14/7/2009</text:p>
          </table:table-cell>
          <table:table-cell table:style-name="Table5.A2" office:value-type="string">
            <text:p text:style-name="P10">NY</text:p>
          </table:table-cell>
          <table:table-cell table:style-name="Table5.D2" office:value-type="string">
            <text:p text:style-name="P10">Support for FT2232 cables documented</text:p>
          </table:table-cell>
        </table:table-row>
        <table:table-row>
          <table:table-cell table:style-name="Table5.A2" office:value-type="string">
            <text:p text:style-name="P10">1.3</text:p>
          </table:table-cell>
          <table:table-cell table:style-name="Table5.A2" office:value-type="string">
            <text:p text:style-name="P10">17/1/2010</text:p>
          </table:table-cell>
          <table:table-cell table:style-name="Table5.A2" office:value-type="string">
            <text:p text:style-name="P10">NY</text:p>
          </table:table-cell>
          <table:table-cell table:style-name="Table5.D2" office:value-type="string">
            <text:p text:style-name="P10">Added comment on alternate USB-Blaster driver</text:p>
          </table:table-cell>
        </table:table-row>
        <table:table-row>
          <table:table-cell table:style-name="Table5.A2" office:value-type="string">
            <text:p text:style-name="P10">1.4</text:p>
          </table:table-cell>
          <table:table-cell table:style-name="Table5.A2" office:value-type="string">
            <text:p text:style-name="P10">29/3/2010</text:p>
          </table:table-cell>
          <table:table-cell table:style-name="Table5.A2" office:value-type="string">
            <text:p text:style-name="P10">NY</text:p>
          </table:table-cell>
          <table:table-cell table:style-name="Table5.D2" office:value-type="string">
            <text:p text:style-name="P10">Added info on JTAG serial port server</text:p>
          </table:table-cell>
        </table:table-row>
        <table:table-row>
          <table:table-cell table:style-name="Table5.A2" office:value-type="string">
            <text:p text:style-name="P10">1.5</text:p>
          </table:table-cell>
          <table:table-cell table:style-name="Table5.A2" office:value-type="string">
            <text:p text:style-name="P10">31/7/2010</text:p>
          </table:table-cell>
          <table:table-cell table:style-name="Table5.A2" office:value-type="string">
            <text:p text:style-name="P10">NY</text:p>
          </table:table-cell>
          <table:table-cell table:style-name="Table5.D2" office:value-type="string">
            <text:p text:style-name="P10">Added info on hardware watchpoint server</text:p>
          </table:table-cell>
        </table:table-row>
        <table:table-row>
          <table:table-cell table:style-name="Table5.A8" office:value-type="float" office:value="1.6">
            <text:p text:style-name="P10">1.6</text:p>
          </table:table-cell>
          <table:table-cell table:style-name="Table5.B8" office:value-type="date" office:date-value="2010-02-11">
            <text:p text:style-name="P10">02/11/10</text:p>
          </table:table-cell>
          <table:table-cell table:style-name="Table5.A2" office:value-type="string">
            <text:p text:style-name="P10">NY</text:p>
          </table:table-cell>
          <table:table-cell table:style-name="Table5.D2" office:value-type="string">
            <text:p text:style-name="P10">Added info on reworked ft245 driver</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1.Function<text:tab/>5</text:p>
          <text:p text:style-name="P19">1.1.Overview<text:tab/>5</text:p>
          <text:p text:style-name="P19">1.2.TAP Drivers<text:tab/>6</text:p>
          <text:p text:style-name="P20">1.2.1.Standalone JTAG TAP<text:tab/>6</text:p>
          <text:p text:style-name="P20">1.2.2.Altera Virtual JTAG<text:tab/>6</text:p>
          <text:p text:style-name="P20">1.2.3.Xilinx internal BSCAN<text:tab/>7</text:p>
          <text:p text:style-name="P20">1.2.4.Actel UJTAG<text:tab/>7</text:p>
          <text:p text:style-name="P19">1.3.Cable Drivers<text:tab/>7</text:p>
          <text:p text:style-name="P20">1.3.1.XPC3<text:tab/>7</text:p>
          <text:p text:style-name="P20">1.3.2.XESS<text:tab/>8</text:p>
          <text:p text:style-name="P20">1.3.3.USB-Blaster<text:tab/>8</text:p>
          <text:p text:style-name="P20">1.3.4.FT245<text:tab/>8</text:p>
          <text:p text:style-name="P20">1.3.5.Xilinx Platform Cable USB (DLC9)<text:tab/>8</text:p>
          <text:p text:style-name="P20">1.3.6.FT2232<text:tab/>8</text:p>
          <text:p text:style-name="P20">1.3.7.VPI Simulation<text:tab/>8</text:p>
          <text:p text:style-name="P20">1.3.8.RTL Simulation<text:tab/>9</text:p>
          <text:p text:style-name="P19">1.4.BSDL Parsing<text:tab/>9</text:p>
          <text:p text:style-name="P19">1.5.RSP Server<text:tab/>9</text:p>
          <text:p text:style-name="P19">1.6.JSP Server<text:tab/>9</text:p>
          <text:p text:style-name="P19">1.7.HWP server<text:tab/>10</text:p>
          <text:p text:style-name="P15">2.Syntax<text:tab/>10</text:p>
          <text:p text:style-name="P19">2.1.Usage examples<text:tab/>13</text:p>
          <text:p text:style-name="P15">3.See also<text:tab/>14</text:p>
          <text:p text:style-name="P15">Appendix A: <text:s/>Simulator Connections<text:tab/>15</text:p>
          <text:p text:style-name="P19">File IO<text:tab/>15</text:p>
          <text:p text:style-name="P19">VPI IO<text:tab/>15</text:p>
          <text:p text:style-name="P15">Appendix B: <text:s/>Code Structure<text:tab/>17</text:p>
        </text:index-body>
      </text:table-of-content>
      <text:p text:style-name="Standard"/>
      <text:p text:style-name="Standard"/>
      <text:p text:style-name="Standard"/>
      <text:p text:style-name="Standard"/>
      <text:list xml:id="list2002480263" text:style-name="Numbering_20_1">
        <text:list-item>
          <text:p text:style-name="P17">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an Altera sld_virtual_jtag megafunction (“altera_virtual_jtag” core), or the Actel UJTAG core (“actel_ujtag” core, experimental as of this writing). <text:s/>The adv_jtag_bridge program includes drivers for most of these TAPs. <text:s/>See the <text:span text:style-name="T2">TAP Drivers</text:span> section for details on each of these TAP devices.</text:p>
      <text:p text:style-name="Standard"><text:tab/>The adv_jtag_bridge program includes drivers for the CPU debug interface and the Wishbone interface present in the advanced debug core. <text:s/>The CPU driver can be used to stall and restart the processor, <text:s/>to take control at breakpoints, and to read and set the values of CPU registers (the standard GDB interface will use only software breakpoints – hardware breakpoints / watchpoints are supported separately, see below). <text:s/>The Wishbone driver can be used to load programs, examine memory, <text:s/>and set software breakpoints. <text:s/>Note that while adv_jtag_bridge includes drivers for a second CPU, GDB does not support a second CPU; these drivers are therefore currently unused.</text:p>
      <text:p text:style-name="Standard"><text:tab/>Hardware watchpoints, including watchpoint counters, are supported by adv_jtag_bridge. <text:s/>However, because these features are highly processor-specific in nature, they are not supported by GDB. <text:s/>As such, hardware watchpoints are supported by a different mechanism. <text:s/>The adv_jtag_bridge uses a second network server port, different than the one GDB connects to. <text:s text:c="2"/>This second server (called the “HWP Server”) is designed to handle client programs specifically written for OR1000 hardware watchpoints. <text:s/>See the section on the HWP server for more detail.</text:p>
      <text:p text:style-name="Standard"><text:tab/>The adv_jtag_bridge also includes drivers for the JTAG Serial Port (JSP), a feature of the adv_dbg_if debug hardware core. <text:s/>The JSP hardware appears as a (mostly) 16550-compatible UART on the SoC's WishBone bus. <text:s/>However, instead of transferring data through a UART over an external RS232 cable, the data is transferred via JTAG to the adv_jtag_bridge. <text:s/>The adv_jtag_bridge program acts as a network socket server which a user can telnet to, allowing the user to send and receive data via the JSP.</text:p>
      <text:p text:style-name="Standard"><text:tab/>At startup, adv_jtag_bridge probes for the cable specified on the command line, and attempts to identify all devices in the JTAG chain. <text:s/>The device chain information is printed to the console to assist <text:soft-page-break/>in debugging. <text:s/></text:p>
      <text:p text:style-name="Standard"><text:tab/>In order to operate, adv_jtag_bridge needs to know which device in the chain is the target device (the OpenRisc system to be debugged), the length of the Instruction Register (IR) for every device in the chain, and the IR command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s text:c="2"/>Actel_ujtag users are currently required to supply this on the command line.</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adv_jtag_bridge, and may be changed in or32_selftest.c. <text:s/>In particular, SDRAM controller initialization is system-specific, and is not done by default. <text:s/>After the optional self-test, adv_jtag_bridge sets up a network server port for GDB to connect to.</text:p>
      <text:list xml:id="list2072566952" text:continue-numbering="true" text:style-name="Numbering_20_1">
        <text:list-item>
          <text:list>
            <text:list-item>
              <text:p text:style-name="Heading_20_2">TAP Drivers</text:p>
            </text:list-item>
          </text:list>
        </text:list-item>
      </text:list>
      <text:p text:style-name="Standard"><text:tab/>Several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xml:id="list1309530392" text:continue-numbering="true" text:style-name="Numbering_20_1">
        <text:list-item>
          <text:list>
            <text:list-item>
              <text:list>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 if the default is not used, then the value of the new DEBUG command should be supplied on the command line, or changed in the opencores_tap.h file before compilation.</text:p>
      <text:list xml:id="list2040216902" text:continue-numbering="true" text:style-name="Numbering_20_1">
        <text:list-item>
          <text:list>
            <text:list-item>
              <text:list>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text:soft-page-break/>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disabled on the command line.</text:p>
      <text:list xml:id="list951496545" text:continue-numbering="true" text:style-name="Numbering_20_1">
        <text:list-item>
          <text:list>
            <text:list-item>
              <text:list>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p>
      <text:list xml:id="list610985487" text:continue-numbering="true" text:style-name="Numbering_20_1">
        <text:list-item>
          <text:list>
            <text:list-item>
              <text:list>
                <text:list-item>
                  <text:p text:style-name="Heading_20_3">Actel UJTAG</text:p>
                </text:list-item>
              </text:list>
            </text:list-item>
          </text:list>
        </text:list-item>
      </text:list>
      <text:p text:style-name="Standard"><text:tab/>This device is experimental as of this writing, and the adv_jtag_bridge program does not include any special drivers for this TAP. <text:s/>One of a wide range of IR values may be used as the DEBUG command in this core (the default is 0x44). <text:s/>The user must supply the correct value to enable the debug unit on the command line using the <text:span text:style-name="T1">-c</text:span> option.</text:p>
      <text:list xml:id="list715069148" text:continue-numbering="true" text:style-name="Numbering_20_1">
        <text:list-item>
          <text:list>
            <text:list-item>
              <text:p text:style-name="Heading_20_2">Cable Drivers</text:p>
            </text:list-item>
          </text:list>
        </text:list-item>
      </text:list>
      <text:p text:style-name="Standard">Several different communication drivers are supported by adv_jtag_bridge. <text:s/>These are listed and described below.</text:p>
      <text:list xml:id="list1503181048" text:continue-numbering="true" text:style-name="Numbering_20_1">
        <text:list-item>
          <text:list>
            <text:list-item>
              <text:list>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p text:style-name="Standard"><text:tab/>The XPC3 driver includes an option in the Makefile which allows the user to limit the clock rate to the cable. <text:s/>While many XPC3 cables will work as fast as the parallel port can drive them, some (clones in particular) will fail at these high clock rates. <text:s/>The options for the limiting scheme are “sleep <text:soft-page-break/>wait,” “timer wait,” and “no wait.” <text:s/>In the “sleep wait” scheme, the driver uses a call to an OS-level sleep function. <text:s/>However, this has been observed to sleep for orders of magnitude more than desired in multiple cases, leading to very poor performance. <text:s/>The “timer wait” scheme uses a busy-wait loop which polls a timer. <text:s/>While this has been reported to give a clock rate close to the ideal 200kHz, it may also use significant CPU resources. <text:s/>The “no wait” option does nothing to limit the clock rate, and runs the cable at the maximum possible speed. <text:s/>The default option is “timer wait.”</text:p>
      <text:list xml:id="list804874206" text:continue-numbering="true" text:style-name="Numbering_20_1">
        <text:list-item>
          <text:list>
            <text:list-item>
              <text:list>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 <text:s/>Note that the delay option chosen for the XPC3 cable (described in the previous section) will also be used by the XESS driver.</text:p>
      <text:list xml:id="list729278357" text:continue-numbering="true" text:style-name="Numbering_20_1">
        <text:list-item>
          <text:list>
            <text:list-item>
              <text:list>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text:p>
      <text:list xml:id="list1835714090" text:continue-numbering="true" text:style-name="Numbering_20_1">
        <text:list-item>
          <text:list>
            <text:list-item>
              <text:list>
                <text:list-item>
                  <text:p text:style-name="Heading_20_3">FT245</text:p>
                </text:list-item>
              </text:list>
            </text:list-item>
          </text:list>
        </text:list-item>
      </text:list>
      <text:p text:style-name="Standard"><text:tab/>This driver supports cables based on the FT245 chip from Future Technology Devices (FTDI), including the Altera USB-Blaster. <text:s/>While the standard “usbblaster” driver works for most USB-Blaster cables, some users have reported failures. <text:s/>The FT245 driver has been reported to work with these cables, as well as ordinary USB-Blaster cables. <text:s/>This driver includes support for the high-speed modes of the FT245. <text:s/>The FT245 driver requires both the 'libusb' and 'libftdi' shared libraries. <text:s/>The command-line name is “ft245”.</text:p>
      <text:list xml:id="list825342937" text:continue-numbering="true" text:style-name="Numbering_20_1">
        <text:list-item>
          <text:list>
            <text:list-item>
              <text:list>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This driver is experimental, and currently does not support any of the cable's high-speed modes. <text:s/>This driver requires that the “libusb” library be installed. <text:s/>The command-line name is “xpc_usb”.</text:p>
      <text:list xml:id="list1160755897" text:continue-numbering="true" text:style-name="Numbering_20_1">
        <text:list-item>
          <text:list>
            <text:list-item>
              <text:list>
                <text:list-item>
                  <text:p text:style-name="Heading_20_3">FT2232</text:p>
                </text:list-item>
              </text:list>
            </text:list-item>
          </text:list>
        </text:list-item>
      </text:list>
      <text:p text:style-name="Standard"><text:tab/>This driver <text:s/>supports a number of cables which are based on the FT2232 chip from FTDI. <text:s/>This driver requires both the “libusb” and “libftdi” libraries be installed. <text:s/>The command-line name is “ft2232”.</text:p>
      <text:list xml:id="list1850082120" text:continue-numbering="true" text:style-name="Numbering_20_1">
        <text:list-item>
          <text:list>
            <text:list-item>
              <text:list>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text:soft-page-break/>dbg_comm_vpi.v, is distributed with the adv_jtag_bridge source code (in the rtl_sim/ subdirectory). The command-line name is “vpi”.</text:p>
      <text:list xml:id="list857767763" text:continue-numbering="true" text:style-name="Numbering_20_1">
        <text:list-item>
          <text:list>
            <text:list-item>
              <text:list>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xml:id="list1076083807" text:continue-numbering="true" text:style-name="Numbering_20_1">
        <text:list-item>
          <text:list>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xml:id="list1566634867" text:continue-numbering="true" text:style-name="Numbering_20_1">
        <text:list-item>
          <text:list>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the asynchronous break.</text:p>
      <text:list xml:id="list1945747444" text:continue-numbering="true" text:style-name="Numbering_20_1">
        <text:list-item>
          <text:list>
            <text:list-item>
              <text:p text:style-name="Heading_20_2">JSP Server</text:p>
            </text:list-item>
          </text:list>
        </text:list-item>
      </text:list>
      <text:p text:style-name="Standard"><text:tab/>The adv_jtag_bridge program can include support for the JTAG Serial Port (JSP) feature of the advanced debug interface hardware. <text:s/>This support is included or removed from adv_jtag_bridge at compile time. <text:s/>When enabled, the JSP server will be started at program startup. <text:s/>The JSP server acts as a telnet server; the default port is 9944, though another port may be specified on the command line <text:soft-page-break/>using the <text:span text:style-name="T1">-j</text:span> option. <text:s/>Data sent to this port via a telnet client will be sent to the 16550 receive FIFO on the target SoC, where it may be read by software running on the target system. <text:s/>Similarly, characters placed into the transmit FIFO by software on the target system will be retrieved by the JSP server and sent to the user's telnet client. <text:s/>No translations or modifications of the data are performed by the JSP server; 8-bit characters are passed unchanged through the JSP server in both directions.</text:p>
      <text:p text:style-name="Standard"><text:tab/>It should be noted that while it is possible to write a program which can connect to the JSP server for high-speed data transmission, this is discouraged – the JSP was designed as a low-speed, unreliable communication method for users to input simple text commands and get debugging logs from their programs running on the target system. <text:s/>The JSP's suitability for other uses is untested and uncertain. <text:s/></text:p>
      <text:list xml:id="list397950112" text:continue-numbering="true" text:style-name="Numbering_20_1">
        <text:list-item>
          <text:list>
            <text:list-item>
              <text:p text:style-name="Heading_20_2">HWP server</text:p>
            </text:list-item>
          </text:list>
        </text:list-item>
      </text:list>
      <text:p text:style-name="Standard"><text:tab/>The HWP server is used to support hardware breakpoints and watchpoints, and the hardware watchpoint counters. <text:s/>Because GDB does not support this special hardware, a separate client must be used (in parallel with GDB) to control the watchpoint hardware. <text:s/>By creating a separate server socket, adv_jtag_bridge allows a hardware-specific OR1000 hardware watchpoint control client program to be used, in parallel with GDB, to control hardware watchpoints.</text:p>
      <text:p text:style-name="Standard"><text:tab/>The HWP server is very similar to the RSP server which GDB connects to. <text:s/>The RSP protocol (including RSP packet encoding) is used for transactions with the HWP server. <text:s/>However, only the “p”, “P”, and “?” packet types are supported. <text:s/>The “p” and “P” packets are used to read and write a single register, respectively, exactly as in the RSP server. <text:s/>The “?” packet functions differently; if the target CPU is stopped, then the HWP server will respond with an “S” packet, indicating that the target is stopped and the exception which stopped it. <text:s/>However, if the target is running, then the HWP server will return a packet with the content “RUN”. <text:s/>A client program should always check that the target CPU is stopped before modifying registers by using this mechanism.</text:p>
      <text:p text:style-name="Standard"><text:tab/>Note that the target CPU cannot be started or stopped from the HWP interface. <text:s/>It is intended that GDB will be used to stop the target, then the HWP client program can be used to set up hardware watchpoints. <text:s/>GDB can then be used again to start the CPU, and control will be returned to GDB when a hardware watchpoint triggers a break. <text:s/>The HWP client can then be used to read the status of the hardware watchpoints registers. </text:p>
      <text:p text:style-name="Standard"><text:tab/>No address translation is done by the HWP server, register addresses are passed through directly to the OR1200 CPU. <text:s/>The HWP client program should use the register addresses listed in the OR1000 architecture manual in order to access the processor's debug unit registers.</text:p>
      <text:p text:style-name="Standard"><text:tab/>The HWP server is started immediately following the start of the RSP server. <text:s/>By default, the HWP server is started on TCP port 9928. <text:s/>The port number may be overridden on the command line by using the <text:span text:style-name="T1">-w</text:span> option.</text:p>
      <text:list xml:id="list598791323" text:continue-numbering="true" text:style-name="Numbering_20_1">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oft-page-break/><text:span text:style-name="T1">-g [port number]</text:span> : Specifies the TCP port number where the RSP server for GDB will be started. <text:s/>If not specified, a default of 9999 is used.</text:p>
      <text:p text:style-name="Standard"/>
      <text:p text:style-name="Standard"><text:span text:style-name="T1">-j [port number]</text:span> : Specifies the TCP port number where the JTAG serial port telnet server will be started. <text:s/>If not specified, a default of 9944 is used.</text:p>
      <text:p text:style-name="Standard"/>
      <text:p text:style-name="Standard"><text:span text:style-name="T1">-w [port number]</text:span> : Specifies the TCP port number where the HWP hardware watchpoint server will be started. <text:s/>If not specified, a default of 9928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text:soft-page-break/>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
      <text:p text:style-name="P2">ft245</text:p>
      <text:p text:style-name="Standard"/>
      <text:p text:style-name="Standard">Options: </text:p>
      <text:p text:style-name="Standard"><text:tab/>No options.</text:p>
      <text:p text:style-name="Standard"/>
      <text:p text:style-name="P2">xpc_usb</text:p>
      <text:p text:style-name="Standard"/>
      <text:p text:style-name="Standard">Options: </text:p>
      <text:p text:style-name="Standard"><text:soft-page-break/><text:tab/>No options.</text:p>
      <text:p text:style-name="Standard"/>
      <text:p text:style-name="P2">ft2232</text:p>
      <text:p text:style-name="Standard"/>
      <text:p text:style-name="Standard">Options: </text:p>
      <text:p text:style-name="Standard"><text:tab/>No options.</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list xml:id="list1524094012" text:continue-numbering="true" text:style-name="Numbering_20_1">
        <text:list-item>
          <text:list>
            <text:list-item>
              <text:p text:style-name="Heading_20_2">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 is available for the target device, no self-test, GDB server on port 9999, JSP server on port 9944.</text:p>
      <text:p text:style-name="Standard"/>
      <text:p text:style-name="P1">&gt; adv_jtag_bridge -j 5678 -c 0x44 ft2232</text:p>
      <text:p text:style-name="Standard"><text:tab/>Starts adv_jtag_bridge with the FTDI FT-2232 cable driver, target device of 0 in the JTAG scan chain, debug command of 0x44, BSDL file is available for the target device, no self-test, GDB server on port 9999, JSP server on port 5678. <text:s/>Note that the -j option will cause a command-line syntax error if adv_jtag_bridge is not compiled with support for the JTAG serial port.</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 and JSP server on port 9944.</text:p>
      <text:p text:style-name="Standard"/>
      <text:list xml:id="list429488143" text:continue-numbering="true" text:style-name="Numbering_20_1">
        <text:list-item>
          <text:p text:style-name="P17">See also</text:p>
        </text:list-item>
      </text:list>
      <text:list xml:id="list1111671046" text:style-name="L1">
        <text:list-item>
          <text:p text:style-name="P13">Debugging System for OpenRisc 1000-based Systems</text:p>
        </text:list-item>
        <text:list-item>
          <text:p text:style-name="P12">IEEE Std. 1149.1 (JTAG TAP and Boundary Scan Architecture)</text:p>
        </text:list-item>
        <text:list-item>
          <text:p text:style-name="P12">The Advanced Debug Interface (<text:span text:style-name="T1">adv_dbg_if</text:span>) core documentation</text:p>
        </text:list-item>
        <text:list-item>
          <text:p text:style-name="P12">Advanced Debug System <text:span text:style-name="T1">jtag</text:span> core documentation</text:p>
        </text:list-item>
        <text:list-item>
          <text:p text:style-name="P12"><text:span text:style-name="T1">altera_virtual_jtag</text:span> core documentation</text:p>
        </text:list-item>
        <text:list-item>
          <text:p text:style-name="P12"><text:span text:style-name="T1">xilinx_internal_bscan</text:span> core documentation</text:p>
        </text:list-item>
        <text:list-item>
          <text:p text:style-name="P12"><text:span text:style-name="T1">actel_ujtag</text:span> core documentation</text:p>
        </text:list-item>
        <text:list-item>
          <text:p text:style-name="P12">Altera's <text:span text:style-name="T2">sld_virtual_jtag Megafunction User Guide</text:span></text:p>
        </text:list-item>
        <text:list-item>
          <text:p text:style-name="P14">Actel's UJTAG application notes</text:p>
        </text:list-item>
      </text:list>
      <text:p text:style-name="Standard"/>
      <text:p text:style-name="Standard"/>
      <text:p text:style-name="P18">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16">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16">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18">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22" draw:id="id9" svg:width="0.9004in" svg:height="0.5835in" svg:x="1.2181in" svg:y="5.1398in"><text:p text:style-name="P21"><text:span text:style-name="T4">cable</text:span></text:p><text:p text:style-name="P21"><text:span text:style-name="T4">parallel</text:span></text:p></draw:rect><draw:rect draw:style-name="gr2" draw:text-style-name="P22" draw:id="id7" svg:width="1.0004in" svg:height="0.5835in" svg:x="2.2181in" svg:y="5.1398in"><text:p text:style-name="P21"><text:span text:style-name="T4">cable</text:span></text:p><text:p text:style-name="P21"><text:span text:style-name="T4">usbblaster</text:span></text:p></draw:rect><draw:rect draw:style-name="gr2" draw:text-style-name="P22" draw:id="id8" svg:width="0.9169in" svg:height="0.5835in" svg:x="3.3016in" svg:y="5.1398in"><text:p text:style-name="P21"><text:span text:style-name="T4">cable</text:span></text:p><text:p text:style-name="P21"><text:span text:style-name="T4">...</text:span></text:p></draw:rect><draw:rect draw:style-name="gr2" draw:text-style-name="P22" draw:id="id6" svg:width="1.0004in" svg:height="0.5835in" svg:x="2.2181in" svg:y="4.0563in"><text:p text:style-name="P21"><text:span text:style-name="T4">cable</text:span></text:p><text:p text:style-name="P21"><text:span text:style-name="T4">common</text:span></text:p></draw:rect><draw:rect draw:style-name="gr2" draw:text-style-name="P22" draw:id="id5" svg:width="1.0004in" svg:height="0.7504in" svg:x="2.2181in" svg:y="3.1398in"><text:p text:style-name="P21"><text:span text:style-name="T4">chain</text:span></text:p><text:p text:style-name="P21"><text:span text:style-name="T4">commands</text:span></text:p></draw:rect><draw:rect draw:style-name="gr2" draw:text-style-name="P22" draw:id="id3" svg:width="0.9169in" svg:height="0.5835in" svg:x="1.635in" svg:y="2.0563in"><text:p text:style-name="P21"><text:span text:style-name="T4">adv_dbg</text:span></text:p><text:p text:style-name="P21"><text:span text:style-name="T4">commands</text:span></text:p></draw:rect><draw:rect draw:style-name="gr2" draw:text-style-name="P23" draw:id="id4" svg:width="0.9169in" svg:height="0.5835in" svg:x="2.9681in" svg:y="2.0563in"><text:p text:style-name="P21"><text:span text:style-name="T4">legacy_dbg</text:span></text:p><text:p text:style-name="P21"><text:span text:style-name="T4">commands</text:span></text:p></draw:rect><draw:rect draw:style-name="gr2" draw:text-style-name="P22" draw:id="id2" svg:width="0.9169in" svg:height="0.5004in" svg:x="2.3016in" svg:y="1.1398in"><text:p text:style-name="P21"><text:span text:style-name="T4">dbg_api</text:span></text:p></draw:rect><draw:rect draw:style-name="gr2" draw:text-style-name="P23" draw:id="id1" svg:width="0.9169in" svg:height="0.5996in" svg:x="3.5516in" svg:y="0.1398in"><text:p text:style-name="P21"><text:span text:style-name="T4">RSP</text:span></text:p><text:p text:style-name="P21"><text:span text:style-name="T4">server</text:span></text:p></draw:rect><draw:rect draw:style-name="gr3" draw:text-style-name="P22" draw:id="id11" svg:width="0.9169in" svg:height="0.7504in" svg:x="4.7181in" svg:y="3.1398in"><text:p text:style-name="P21"><text:span text:style-name="T4">adv_jtag</text:span></text:p><text:p text:style-name="P21"><text:span text:style-name="T4">bridge</text:span></text:p><text:p text:style-name="P21"><text:span text:style-name="T4">(main)</text:span></text:p></draw:rect><draw:rect draw:style-name="gr2" draw:text-style-name="P22" draw:id="id10" svg:width="0.9169in" svg:height="0.5004in" svg:x="4.7181in" svg:y="1.1398in"><text:p text:style-name="P21"><text:span text:style-name="T4">or32</text:span></text:p><text:p text:style-name="P21"><text:span text:style-name="T4">selftest</text:span></text:p></draw:rect><draw:rect draw:style-name="gr2" draw:text-style-name="P22" draw:id="id12" svg:width="0.9169in" svg:height="0.5835in" svg:x="4.7181in" svg:y="4.1398in"><text:p text:style-name="P21"><text:span text:style-name="T4">BSDL</text:span></text:p></draw:rect><draw:connector draw:style-name="gr4" draw:text-style-name="P23" svg:x1="4.0098in" svg:y1="0.739in" svg:x2="2.7598in" svg:y2="1.1398in" draw:start-shape="id1" draw:start-glue-point="2" draw:end-shape="id2" draw:end-glue-point="0" svg:d="m5774 1064v289h-1800v288"><text:p/></draw:connector><draw:connector draw:style-name="gr4" draw:text-style-name="P23" svg:x1="2.7602in" svg:y1="1.6398in" svg:x2="2.0933in" svg:y2="2.0563in" draw:start-shape="id2" draw:start-glue-point="2" draw:end-shape="id3" draw:end-glue-point="0" svg:d="m3975 2361v300h-960v300"><text:p/></draw:connector><draw:connector draw:style-name="gr4" draw:text-style-name="P23" svg:x1="2.7598in" svg:y1="1.6398in" svg:x2="3.4264in" svg:y2="2.0563in" draw:start-shape="id2" draw:start-glue-point="2" draw:end-shape="id4" draw:end-glue-point="0" svg:d="m3974 2361v300h960v300"><text:p/></draw:connector><draw:connector draw:style-name="gr4" draw:text-style-name="P23" svg:x1="2.0933in" svg:y1="2.6398in" svg:x2="2.7185in" svg:y2="3.1398in" draw:start-shape="id3" draw:start-glue-point="2" draw:end-shape="id5" draw:end-glue-point="0" svg:d="m3015 3801v360h900v360"><text:p/></draw:connector><draw:connector draw:style-name="gr4" draw:text-style-name="P23" svg:x1="3.4264in" svg:y1="2.6398in" svg:x2="2.7181in" svg:y2="3.1398in" draw:start-shape="id4" draw:start-glue-point="2" draw:end-shape="id5" draw:end-glue-point="0" svg:d="m4934 3801v360h-1020v360"><text:p/></draw:connector><draw:connector draw:style-name="gr4" draw:text-style-name="P23" svg:x1="2.7181in" svg:y1="3.8898in" svg:x2="2.7181in" svg:y2="4.0563in" draw:start-shape="id5" draw:start-glue-point="2" draw:end-shape="id6" draw:end-glue-point="0" svg:d="m3914 5601v240"><text:p/></draw:connector><draw:connector draw:style-name="gr4" draw:text-style-name="P23" svg:x1="2.7181in" svg:y1="4.6398in" svg:x2="2.7181in" svg:y2="5.1398in" draw:start-shape="id6" draw:start-glue-point="2" draw:end-shape="id7" draw:end-glue-point="0" svg:d="m3914 6681v720"><text:p/></draw:connector><draw:connector draw:style-name="gr4" draw:text-style-name="P23" svg:x1="2.7181in" svg:y1="4.6398in" svg:x2="3.7598in" svg:y2="5.1398in" draw:start-shape="id6" draw:start-glue-point="2" draw:end-shape="id8" draw:end-glue-point="0" svg:d="m3914 6681v360h1500v360"><text:p/></draw:connector><draw:connector draw:style-name="gr4" draw:text-style-name="P23" svg:x1="2.7181in" svg:y1="4.6398in" svg:x2="1.6681in" svg:y2="5.1398in" draw:start-shape="id6" draw:start-glue-point="2" draw:end-shape="id9" draw:end-glue-point="0" svg:d="m3914 6681v360h-1512v360"><text:p/></draw:connector><draw:connector draw:style-name="gr4" draw:text-style-name="P23" svg:x1="4.7181in" svg:y1="1.3898in" svg:x2="3.2181in" svg:y2="1.3898in" draw:start-shape="id10" draw:start-glue-point="3" draw:end-shape="id2" draw:end-glue-point="1" svg:d="m6794 2001h-2160"><text:p/></draw:connector><draw:connector draw:style-name="gr4" draw:text-style-name="P23" svg:x1="5.1768in" svg:y1="3.1398in" svg:x2="5.1768in" svg:y2="1.6398in" draw:start-shape="id11" draw:start-glue-point="0" draw:end-shape="id10" draw:end-glue-point="2" svg:d="m7455 4521v-2160"><text:p/></draw:connector><draw:connector draw:style-name="gr4" draw:text-style-name="P23" svg:x1="5.1768in" svg:y1="3.8898in" svg:x2="5.1768in" svg:y2="4.1398in" draw:start-shape="id11" draw:start-glue-point="2" draw:end-shape="id12" draw:end-glue-point="0" svg:d="m7455 5601v360"><text:p/></draw:connector><draw:connector draw:style-name="gr4" draw:text-style-name="P23" svg:x1="4.7181in" svg:y1="3.515in" svg:x2="3.2181in" svg:y2="3.515in" draw:start-shape="id11" draw:start-glue-point="3" draw:end-shape="id5" svg:d="m6794 5062h-2160"><text:p/></draw:connector><draw:connector draw:style-name="gr4" draw:text-style-name="P23" svg:x1="5.6346in" svg:y1="3.5146in" svg:x2="4.4681in" svg:y2="0.439in" draw:start-shape="id11" draw:start-glue-point="1" draw:end-shape="id1" svg:d="m8114 5061h284v-4429h-1964"><text:p/></draw:connector><draw:frame draw:style-name="gr5" draw:text-style-name="P25" svg:width="1.1189in" svg:height="0.3441in" svg:x="3.5996in" svg:y="3.2961in"><draw:text-box><text:p text:style-name="P24"><text:span text:style-name="T5">(startup only)</text:span></text:p></draw:text-box></draw:frame><draw:rect draw:style-name="gr2" draw:text-style-name="P23" draw:id="id13" svg:width="0.9169in" svg:height="0.5996in" svg:x="1.0516in" svg:y="0.1398in"><text:p text:style-name="P21"><text:span text:style-name="T4">JSP, HWP</text:span></text:p><text:p text:style-name="P21"><text:span text:style-name="T4">servers etc.</text:span></text:p></draw:rect><draw:connector draw:style-name="gr4" draw:text-style-name="P23" svg:x1="1.5098in" svg:y1="0.739in" svg:x2="2.7598in" svg:y2="1.1398in" draw:start-shape="id13" draw:start-glue-point="2" draw:end-shape="id2" draw:end-glue-point="0" svg:d="m2174 1064v289h1800v288"><text:p/></draw:connector><draw:rect draw:style-name="gr2" draw:text-style-name="P23" draw:id="id14" svg:width="0.9169in" svg:height="0.5996in" svg:x="2.3016in" svg:y="0.1398in"><text:p text:style-name="P21"><text:span text:style-name="T4">hardware</text:span></text:p><text:p text:style-name="P21"><text:span text:style-name="T4">monitor</text:span></text:p></draw:rect><draw:connector draw:style-name="gr4" draw:text-style-name="P23" svg:x1="2.7598in" svg:y1="0.739in" svg:x2="2.7598in" svg:y2="1.1398in" draw:start-shape="id14" draw:start-glue-point="2" draw:end-shape="id2" draw:end-glue-point="0" svg:d="m3974 1064v577"><text:p/></draw:connector><draw:connector draw:style-name="gr6" draw:text-style-name="P23" svg:x1="1.9681in" svg:y1="0.439in" svg:x2="2.3016in" svg:y2="0.439in" draw:start-shape="id13" draw:start-glue-point="1" draw:end-shape="id14" draw:end-glue-point="3" svg:d="m2834 632h480"><text:p/></draw:connector><draw:connector draw:style-name="gr6" draw:text-style-name="P23" svg:x1="3.2181in" svg:y1="0.439in" svg:x2="3.5516in" svg:y2="0.439in" draw:start-shape="id14" draw:start-glue-point="1" draw:end-shape="id1" draw:end-glue-point="3" svg:d="m4634 632h480"><text:p/></draw:connector></draw:g></text:p><text:p text:style-name="P11">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soft-page-break/><text:tab/>At this point in the program execution, the self-test is optionally run. <text:s/>The self-test calls the 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 <text:s/></text:p>
      <text:p text:style-name="Text_20_body"><text:tab/>The JSP and HWP servers are also started at this time. <text:s/>The JSP server opens a network server socket, accepts a single connection from a client, and transmits characters to and from the JSP hardware until the adv_jtag_bridge program exits. <text:s/>JSP requests are transacted with the hardware using the dbg_serial_sendrcv() function in dbg_api.c. <text:s/>The HWP server opens a network server socket, accepts a single client connection, and handles an RSP-like command subset until the client disconnects or the program exits. <text:s/>The HWP server uses the functions in dbg_api.c to access the target hardware.</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 <text:s/>Note that locking is done at the dbg_api.c level.</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tab/>The hardware_monitor runs as a separate thread. <text:s/>Its function is to do the stall and start operations on the CPU, and to report stall and start conditions to all registered clients. <text:s/>The RSP, HWP, and JSP servers are all clients of the hardware monitor. <text:s/>The RSP server used it to stop and start the CPU, and for notification of when the CPU has stalled due to break points. <text:s/>The HWP server receives stop / start notifications from the hardware_monitor, but does not send stop / start commands. <text:s/>The JSP server also does not send start / stop commands, but receives notifications – this allows the JSP server to poll the JSP hardware only when the target system is running.</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he Advanced JTAG Bridge</dc:title>
    <dc:subject>The Advanced JTAG Bridge software manual</dc:subject>
    <meta:creation-date>2008-02-22T13:50:31</meta:creation-date>
    <dc:date>2010-11-03T21:53:17</dc:date>
    <meta:editing-cycles>125</meta:editing-cycles>
    <meta:editing-duration>PT15H10M08S</meta:editing-duration>
    <dc:creator>Nathan </dc:creator>
    <meta:document-statistic meta:table-count="1" meta:image-count="0" meta:object-count="0" meta:page-count="18" meta:paragraph-count="218" meta:word-count="6282" meta:character-count="38023"/>
    <meta:user-defined meta:name="Info 1"/>
    <meta:user-defined meta:name="Info 2"/>
    <meta:user-defined meta:name="Info 3"/>
    <meta:user-defined meta:name="Info 4"/>
  </office:meta>
</office:document-meta>
</file>